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10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7">%=POLITESSE=%<text:line-break/></text:p>
      <text:p text:style-name="P27">%=INTRO=%</text:p>
      <text:p text:style-name="P27"/>
      <text:p text:style-name="P15">%=CONFORM_LEGISLATION=%</text:p>
      <text:p text:style-name="P27"/>
      <text:p text:style-name="P15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4">%=remLineWhenBlank(MEMBRES_FAMILLES,1)=%</text:p>
      <text:p text:style-name="P3"/>
      <text:p text:style-name="DefaultGrasSol">%=remLineWhenBlank(REDUCTION_PRIMES,1)=%</text:p>
      <text:p text:style-name="P16">%=remLineWhenBlank(B_REDUCTION_PRIMES,1)=%</text:p>
      <text:p text:style-name="P16"/>
      <text:p text:style-name="DefaultGrasSol">%=remLineWhenBlank(VERSEMENT_PC,1)=%</text:p>
      <text:p text:style-name="P19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1"/>
          </table:table-cell>
          <table:table-cell table:style-name="tabVersement.A1" office:value-type="string">
            <text:p text:style-name="P21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8">%=remLineWhenBlank(B_VERSEMENT_PC_REMARQUES,1)=%</text:p>
      <text:p text:style-name="P11"/>
      <text:p text:style-name="DefaultGrasSol">%=remLineWhenBlank(REMARQUES,1)=%</text:p>
      <text:p text:style-name="P22">%=remLineWhenBlank(TXT_REMARQUES,1)=%</text:p>
      <text:p text:style-name="P20"/>
      <text:p text:style-name="DefaultGrasSol">%=remLineWhenBlank(OBLIGATION_RENSEIGNER,1)=%</text:p>
      <text:p text:style-name="P20">%=remLineWhenBlank(B_OBLIGATION_RENSEIGNER,1)=%</text:p>
      <text:p text:style-name="P24"/>
      <text:p text:style-name="DefaultGrasSol">%=remLineWhenBlank(INFORMATIONS,1)=%</text:p>
      <text:p text:style-name="P24">%=remLineWhenBlank(B_INFORMATIONS_1,1)=%</text:p>
      <text:list xml:id="list27738511" text:style-name="L1">
        <text:list-item>
          <text:p text:style-name="P35">%=remLineWhenBlank(B_INFORMATIONS_2,1)=%</text:p>
        </text:list-item>
      </text:list>
      <text:p text:style-name="P24"/>
      <text:p text:style-name="P8">%=remLineWhenBlank(B_INFORMATIONS_3,1)=%</text:p>
      <text:p text:style-name="P8"/>
      <text:p text:style-name="DefaultGrasSol">%=remLineWhenBlank(MOYENS_DROITS,1)=%</text:p>
      <text:p text:style-name="P24">%=remLineWhenBlank(B_MOYENS_DROITS,1)=%</text:p>
      <text:p text:style-name="P23"/>
      <text:p text:style-name="P23"/>
      <text:p text:style-name="P33">%=SALUTATIONS=%</text:p>
      <text:p text:style-name="P5"/>
      <text:p text:style-name="P13"><text:soft-page-break/><text:tab/><text:span text:style-name="T7">%#include PCsignature#%</text:span></text:p>
      <text:p text:style-name="P13"/>
      <text:p text:style-name="P13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8-19T07:56:34.30</dc:date>
    <meta:print-date>2011-02-22T10:58:36</meta:print-date>
    <meta:editing-cycles>160</meta:editing-cycles>
    <meta:editing-duration>P1DT14H11M41S</meta:editing-duration>
    <meta:document-statistic meta:table-count="2" meta:image-count="0" meta:object-count="0" meta:page-count="2" meta:paragraph-count="43" meta:word-count="57" meta:character-count="1266"/>
    <meta:user-defined meta:name="Info 1"/>
    <meta:user-defined meta:name="Info 2"/>
    <meta:user-defined meta:name="Info 3"/>
    <meta:user-defined meta:name="Info 4"/>
  </office:meta>
</office:document-meta>
</file>